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39cm" svg:height="11.684cm" svg:x="4.81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889cm" svg:x="5.572cm" svg:y="15.224cm">
          <text:p text:style-name="P1"><text:span text:style-name="T1">JTAG</text:span></text:p>
          <text:p text:style-name="P1"><text:span text:style-name="T2">TMS TDI TDO TCK GND VCCref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27cm" svg:x="5.191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912cm" svg:height="0.963cm" svg:x="4.957cm" svg:y="10.879cm">
          <draw:text-box>
            <text:p>GND</text:p>
          </draw:text-box>
        </draw:frame>
        <draw:line draw:style-name="gr5" draw:text-style-name="P1" draw:layer="layout" svg:x1="5.064cm" svg:y1="4.937cm" svg:x2="5.064cm" svg:y2="3.921cm">
          <text:p/>
        </draw:line>
        <draw:frame draw:style-name="gr4" draw:layer="layout" svg:width="1.628cm" svg:height="0.963cm" svg:x="3.575cm" svg:y="3.386cm">
          <draw:text-box>
            <text:p>12V</text:p>
          </draw:text-box>
        </draw:frame>
        <draw:custom-shape draw:style-name="gr3" draw:text-style-name="P1" draw:layer="layout" svg:width="0.889cm" svg:height="1.216cm" svg:x="5.599cm" svg:y="3.84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594cm" svg:height="0.963cm" svg:x="6.518cm" svg:y="3.413cm">
          <draw:text-box>
            <text:p>Fan</text:p>
          </draw:text-box>
        </draw:frame>
        <draw:custom-shape draw:style-name="gr2" draw:text-style-name="P1" draw:layer="layout" svg:width="4.318cm" svg:height="3.048cm" svg:x="9.02cm" svg:y="5.599cm">
          <text:p text:style-name="P1">CPU</text:p>
          <text:p text:style-name="P1">68EC020</text:p>
          <text:p text:style-name="P1"><text:span text:style-name="T1">QFP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3.048cm" svg:x="11.795cm" svg:y="11.287cm">
          <text:p text:style-name="P1">CPLD</text:p>
          <text:p text:style-name="P1"><text:span text:style-name="T3">XC95144XL</text:span></text:p>
          <text:p text:style-name="P1"><text:span text:style-name="T1">TQFP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4.318cm" svg:x="21.701cm" svg:y="5.318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4.318cm" svg:x="21.701cm" svg:y="10.398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4.318cm" svg:x="19.034cm" svg:y="10.398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4.318cm" svg:x="16.24cm" svg:y="10.398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4.318cm" svg:x="19.034cm" svg:y="5.318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4.318cm" svg:x="16.24cm" svg:y="5.318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987cm" svg:height="9.671cm" svg:x="15.651cm" svg:y="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461cm" svg:height="5.08cm" svg:x="6.842cm" svg:y="9.99cm">
          <text:p text:style-name="P1">68000</text:p>
          <text:p text:style-name="P1">PLCC68</text:p>
          <text:p text:style-name="P1">socket</text:p>
          <draw:enhanced-geometry svg:viewBox="0 0 21600 21600" draw:type="rectangle" draw:enhanced-path="M 0 0 L 21600 0 21600 21600 0 21600 0 0 Z N"/>
        </draw:custom-shape>
        <draw:rect draw:style-name="gr8" draw:text-style-name="P2" draw:layer="layout" svg:width="1.016cm" svg:height="1.27cm" svg:x="11.033cm" svg:y="9.255cm">
          <text:p text:style-name="P1"><text:span text:style-name="T2">PLL</text:span></text:p>
          <text:p text:style-name="P1"><text:span text:style-name="T2">ICS501</text:span></text:p>
        </draw:rect>
        <draw:circle draw:style-name="gr9" draw:text-style-name="P1" draw:layer="layout" svg:width="0.762cm" svg:height="0.762cm" svg:x="5.064cm" svg:y="5.699cm">
          <text:p/>
        </draw:circle>
        <draw:line draw:style-name="gr10" draw:text-style-name="P1" draw:layer="layout" svg:x1="5.191cm" svg:y1="6.08cm" svg:x2="5.699cm" svg:y2="6.08cm">
          <text:p/>
        </draw:line>
        <draw:line draw:style-name="gr10" draw:text-style-name="P1" draw:layer="layout" svg:x1="5.445cm" svg:y1="5.826cm" svg:x2="5.445cm" svg:y2="6.334cm">
          <text:p/>
        </draw:line>
        <draw:frame draw:style-name="gr4" draw:text-style-name="P3" draw:layer="layout" svg:width="2.161cm" svg:height="0.64cm" svg:x="4.808cm" svg:y="6.456cm">
          <draw:text-box>
            <text:p><text:span text:style-name="T1">Fan speed</text:span></text:p>
          </draw:text-box>
        </draw:frame>
        <draw:frame draw:style-name="gr4" draw:text-style-name="P3" draw:layer="layout" svg:width="7.347cm" svg:height="0.64cm" svg:x="16.259cm" svg:y="9.631cm">
          <draw:text-box>
            <text:p><text:span text:style-name="T1">Any 60ns 16x1024 WORDs DRAM (SOJ4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3T10:20:57.799025000</meta:creation-date>
    <dc:date>2014-08-24T18:26:53.40</dc:date>
    <meta:editing-duration>PT14M20S</meta:editing-duration>
    <meta:editing-cycles>3</meta:editing-cycles>
    <meta:generator>OpenOffice/4.0.1$Win32 OpenOffice.org_project/401m5$Build-9714</meta:generator>
    <meta:document-statistic meta:object-count="24"/>
  </office:meta>
</office:document-meta>
</file>